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7af2a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solid" style:text-underline-width="auto" style:text-underline-color="font-color" officeooo:rsid="000cf3d9" officeooo:paragraph-rsid="000cf3d9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none" officeooo:rsid="000cf3d9" officeooo:paragraph-rsid="000cf3d9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7af2a" officeooo:paragraph-rsid="0007af2a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cf3d9" officeooo:paragraph-rsid="000cf3d9" style:font-size-asian="10pt" style:font-size-complex="10pt"/>
    </style:style>
    <style:style style:name="P8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Open Sans" fo:font-size="10pt" style:text-underline-style="none" officeooo:rsid="000cf3d9" officeooo:paragraph-rsid="000e5ad6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Open Sans" fo:font-size="10pt" style:text-underline-style="none" officeooo:rsid="000cf3d9" officeooo:paragraph-rsid="000cf3d9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2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none" officeooo:rsid="00074581" officeooo:paragraph-rsid="00074581" style:font-size-asian="10pt" style:font-size-complex="10pt"/>
    </style:style>
    <style:style style:name="P13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none" officeooo:rsid="000cf3d9" officeooo:paragraph-rsid="000cf3d9" style:font-size-asian="10pt" style:font-size-complex="10pt"/>
    </style:style>
    <style:style style:name="T1" style:family="text">
      <style:text-properties officeooo:rsid="00074581"/>
    </style:style>
    <style:style style:name="T2" style:family="text">
      <style:text-properties officeooo:rsid="0007af2a"/>
    </style:style>
    <style:style style:name="T3" style:family="text">
      <style:text-properties officeooo:rsid="000cf3d9"/>
    </style:style>
    <style:style style:name="T4" style:family="text">
      <style:text-properties officeooo:rsid="0011915f"/>
    </style:style>
    <style:style style:name="T5" style:family="text">
      <style:text-properties officeooo:rsid="00127496"/>
    </style:style>
    <style:style style:name="T6" style:family="text">
      <style:text-properties officeooo:rsid="0013b48e"/>
    </style:style>
    <style:style style:name="T7" style:family="text">
      <style:text-properties officeooo:rsid="0015d718"/>
    </style:style>
    <style:style style:name="T8" style:family="text">
      <style:text-properties officeooo:rsid="0018cba9"/>
    </style:style>
    <style:style style:name="T9" style:family="text">
      <style:text-properties fo:font-weight="bold" officeooo:rsid="0019a853" style:font-weight-asian="bold" style:font-weight-complex="bold"/>
    </style:style>
    <style:style style:name="T10" style:family="text">
      <style:text-properties fo:font-weight="bold" officeooo:rsid="0025e4b2" style:font-weight-asian="bold" style:font-weight-complex="bold"/>
    </style:style>
    <style:style style:name="T11" style:family="text">
      <style:text-properties officeooo:rsid="001ddf8b"/>
    </style:style>
    <style:style style:name="T12" style:family="text">
      <style:text-properties officeooo:rsid="0019a8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1">Consulter le menu</text:span></text:p>
      <text:p text:style-name="P1"/>
      <text:p text:style-name="P1">Acteur(s) : <text:span text:style-name="T1">Client</text:span></text:p>
      <text:p text:style-name="P1"/>
      <text:p text:style-name="P1">Description : <text:span text:style-name="T1">Le client peut parcourir le menu de la pizzeria afin de faire son choix</text:span></text:p>
      <text:p text:style-name="P1"/>
      <text:p text:style-name="P1">Auteur :</text:p>
      <text:p text:style-name="P1"/>
      <text:p text:style-name="P1">Date : <text:span text:style-name="T11">28/05/2020</text:span></text:p>
      <text:p text:style-name="P1"/>
      <text:p text:style-name="P1">Pré-conditions : <text:span text:style-name="T1">Aucune</text:span></text:p>
      <text:p text:style-name="P1"/>
      <text:p text:style-name="P1">Démarrage : L’utilisateur a demandé <text:span text:style-name="T1">la page « Menu »</text:span></text:p>
      <text:p text:style-name="P1"/>
      <text:p text:style-name="P2">Scénario nominal :</text:p>
      <text:list xml:id="list240778227" text:style-name="L1">
        <text:list-item>
          <text:p text:style-name="P12">Le système affiche <text:span text:style-name="T3">une page contenant la liste des pizzas</text:span></text:p>
        </text:list-item>
        <text:list-item>
          <text:p text:style-name="P13">L’utilisateur parcours la liste et peut sélectionner une pizza</text:p>
        </text:list-item>
        <text:list-item>
          <text:p text:style-name="P13">Le système recherche les détails concernant ce produit (composition, allergènes, disponibilité, ...)</text:p>
        </text:list-item>
        <text:list-item>
          <text:p text:style-name="P13">Le système affiche une page avec une photo, la composition, les allergènes et la disponibilité de cette pizza</text:p>
        </text:list-item>
        <text:list-item>
          <text:p text:style-name="P13">L’utilisateur <text:span text:style-name="T5">peut choisir cette pizza</text:span></text:p>
        </text:list-item>
        <text:list-item>
          <text:p text:style-name="P13">Le système vérifie la disponibilité de la pizza et l’ajoute au panier</text:p>
        </text:list-item>
        <text:list-item>
          <text:p text:style-name="P13">L’utilisateur peut revenir à la liste des pizzas pour continuer son choix</text:p>
        </text:list-item>
      </text:list>
      <text:p text:style-name="P2"/>
      <text:p text:style-name="P4">Scénario alternatif :</text:p>
      <text:p text:style-name="P6">2a. L’utilisateur parcours la liste et <text:span text:style-name="T3">peut q</text:span>uitte<text:span text:style-name="T3">r</text:span> la page du menu. <text:span text:style-name="T8">Fin du scénario.</text:span></text:p>
      <text:p text:style-name="P9">5a. L’utilisateur peut quitter la page de ce produit. <text:span text:style-name="T4">Retour à l’étape 1.</text:span></text:p>
      <text:p text:style-name="P10">7a. L’utilisateur peut quitter la page du menu. <text:span text:style-name="T8">Fin du scénario.</text:span></text:p>
      <text:p text:style-name="P5"/>
      <text:p text:style-name="P4">Scénario d’erreur :</text:p>
      <text:p text:style-name="P7">6a. La pizza n’est pas disponible, le système affiche un message d’erreur<text:span text:style-name="T6">. Retour à l’étape 1.</text:span></text:p>
      <text:p text:style-name="P3"/>
      <text:p text:style-name="P2">Fin : </text:p>
      <text:p text:style-name="P8">Scénario nominal : <text:span text:style-name="T2">L’utilisateur a fait son choix et clique sur le panier. Déclenchement du cas <text:tab/>d’utilisation « </text:span><text:span text:style-name="T10">Finaliser la</text:span><text:span text:style-name="T9"> commande</text:span><text:span text:style-name="T12"> »</text:span></text:p>
      <text:p text:style-name="P11">Scénario <text:span text:style-name="T7">alternatif : L’utilisateur quitte la page du menu sans rien ajouter au pani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5:24:12.268000000</meta:creation-date>
    <meta:editing-duration>PT3M47S</meta:editing-duration>
    <meta:editing-cycles>7</meta:editing-cycles>
    <meta:generator>LibreOffice/6.3.1.2$Windows_X86_64 LibreOffice_project/b79626edf0065ac373bd1df5c28bd630b4424273</meta:generator>
    <dc:date>2020-06-01T21:39:46.242000000</dc:date>
    <meta:document-statistic meta:table-count="0" meta:image-count="0" meta:object-count="0" meta:page-count="1" meta:paragraph-count="25" meta:word-count="231" meta:character-count="1357" meta:non-whitespace-character-count="1155"/>
  </office:meta>
</office:document-meta>
</file>